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639c" officeooo:paragraph-rsid="001f63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`define APB_READ <text:s/>apb_tb.apb_read</text:p>
      <text:p text:style-name="P1">`define APB_WRITE apb_tb.apb_write</text:p>
      <text:p text:style-name="P1">`define PCLK <text:s text:c="5"/>apb_tb.pcl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9:04:51.719735494</meta:creation-date>
    <dc:date>2022-12-13T19:05:54.207146592</dc:date>
    <meta:editing-duration>PT1M2S</meta:editing-duration>
    <meta:editing-cycles>1</meta:editing-cycles>
    <meta:document-statistic meta:table-count="0" meta:image-count="0" meta:object-count="0" meta:page-count="1" meta:paragraph-count="3" meta:word-count="9" meta:character-count="96" meta:non-whitespace-character-count="84"/>
    <meta:generator>LibreOffice/5.3.6.1$Linux_X86_64 LibreOffice_project/30$Build-1</meta:generator>
  </office:meta>
</office:document-meta>
</file>